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ResourceHandlingConfig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Tests.customMessageConverter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Control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Tests.requestMapping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FluxConfigurationSupportTests.responseBodyResul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FluxConfigurationSupportTests.resourc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FluxConfigurationSupportTests.customPathMatch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FluxConfigurationSupportTests.requestMappingHandlerAdap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ebFluxConfigurationSupportTests.responseEntityResul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stomMessageConverterConfig.configureHttpMessageCodecs( ServerCode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FluxConfigurationSupportTests.viewResolutionRes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PatchMatchConfig.user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Tests.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ViewResolver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FluxConfigurationSupportTests.assertHasMessageWriter( List &lt; HttpMessageWriter &lt; ? &gt; &gt; writers , ResolvableType type ,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PatchMatchConfig.configurePathMatching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FluxConfigurationSupportTests.loadConfig( Class &lt; ? &gt; ... configuration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FluxConfigurationSupportTests.assertHasMessageReader( List &lt; HttpMessageReader &lt; ? &gt; &gt; readers , ResolvableType type ,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ViewResolverConfig.freeMark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